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" draw:marker-start-width="0.2cm" draw:marker-end="Arrowheads_20_4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="" draw:marker-start-width="0.2cm" draw:marker-end="Arrowheads_20_4" draw:marker-end-width="0.2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4.828cm"/>
    </style:style>
    <style:style style:name="gr5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3.161cm"/>
    </style:style>
    <style:style style:name="gr6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3.828cm"/>
    </style:style>
    <style:style style:name="gr7" style:family="graphic" style:parent-style-name="standard">
      <style:graphic-properties svg:stroke-width="0cm" draw:marker-start="" draw:marker-start-width="0.2cm" draw:marker-end="Arrowheads_20_4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296cm" fo:min-width="3.82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heads_20_4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3.6999998092651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family="'Nimbus Mono L'" style:font-family-generic="modern" style:font-pitch="fixed" fo:font-size="9.19999980926514pt"/>
    </style:style>
    <style:style style:name="P6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9.1999998092651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Nimbus Mono L'" style:font-family-generic="modern" style:font-pitch="fixed" fo:font-size="12pt"/>
    </style:style>
    <style:style style:name="T1" style:family="text">
      <style:text-properties fo:font-size="13.6999998092651pt"/>
    </style:style>
    <style:style style:name="T2" style:family="text">
      <style:text-properties fo:font-size="12pt"/>
    </style:style>
    <style:style style:name="T3" style:family="text">
      <style:text-properties fo:font-family="'Nimbus Mono L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11cm" svg:height="1.091cm" svg:x="3.814cm" svg:y="2.789cm">
          <text:p text:style-name="P1"><text:span text:style-name="T1">TSP/AT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11cm" svg:height="1.091cm" svg:x="13.951cm" svg:y="2.847cm">
          <text:p text:style-name="P1"><text:span text:style-name="T1">TOU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64cm" svg:height="0.778cm" svg:x="0.571cm" svg:y="0.407cm">
          <text:p text:style-name="P1"><text:span text:style-name="T1">di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2cm" svg:height="0.817cm" svg:x="7.283cm" svg:y="0.385cm"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7cm" svg:x="4.635cm" svg:y="5.935cm">
          <text:p text:style-name="P1"><text:span text:style-name="T2">TSPLIB</text:span><text:span text:style-name="T2"><text:line-break/></text:span><text:span text:style-name="T2">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5" draw:layer="layout" svg:width="5.328cm" svg:height="0.901cm" svg:x="1.685cm" svg:y="4.552cm">
          <draw:text-box>
            <text:p text:style-name="P4"><text:span text:style-name="T3">write_TSPLIB()</text:span></text:p>
          </draw:text-box>
        </draw:frame>
        <draw:frame draw:style-name="gr5" draw:text-style-name="P6" draw:layer="layout" svg:width="3.661cm" svg:height="0.901cm" svg:x="3.435cm" svg:y="1.584cm">
          <draw:text-box>
            <text:p text:style-name="P1"><text:span text:style-name="T3">as.dist()</text:span></text:p>
          </draw:text-box>
        </draw:frame>
        <draw:frame draw:style-name="gr6" draw:text-style-name="P6" draw:layer="layout" svg:width="5cm" svg:height="1.301cm" svg:x="7.835cm" svg:y="1.452cm">
          <draw:text-box>
            <text:p text:style-name="P1"><text:span text:style-name="T3">TSP()/ATSP()</text:span></text:p>
            <text:p text:style-name="P1"><text:span text:style-name="T3">as.TSP()/as.ATSP()</text:span></text:p>
          </draw:text-box>
        </draw:frame>
        <draw:custom-shape draw:style-name="gr2" draw:text-style-name="P2" draw:layer="layout" svg:width="2.852cm" svg:height="0.817cm" svg:x="14.383cm" svg:y="5.918cm">
          <text:p text:style-name="P1"><text:span text:style-name="T1">integer (vector)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.535cm" svg:y1="4.135cm" svg:x2="15.535cm" svg:y2="5.885cm">
          <text:p/>
        </draw:line>
        <draw:frame draw:style-name="gr8" draw:text-style-name="P5" draw:layer="layout" svg:width="4.328cm" svg:height="0.776cm" svg:x="12.185cm" svg:y="4.535cm">
          <draw:text-box>
            <text:p text:style-name="P4"><text:span text:style-name="T3">as.integer()</text:span></text:p>
          </draw:text-box>
        </draw:frame>
        <draw:frame draw:style-name="gr5" draw:text-style-name="P6" draw:layer="layout" svg:width="2.911cm" svg:height="1.301cm" svg:x="0.574cm" svg:y="1.435cm">
          <draw:text-box>
            <text:p text:style-name="P1"><text:span text:style-name="T3">TSP()</text:span></text:p>
            <text:p text:style-name="P1"><text:span text:style-name="T3">as.TSP()</text:span></text:p>
          </draw:text-box>
        </draw:frame>
        <draw:line draw:style-name="gr7" draw:text-style-name="P7" draw:layer="layout" svg:x1="2.085cm" svg:y1="1.235cm" svg:x2="3.435cm" svg:y2="2.435cm">
          <text:p/>
        </draw:line>
        <draw:line draw:style-name="gr7" draw:text-style-name="P7" draw:layer="layout" svg:x1="3.885cm" svg:y1="2.385cm" svg:x2="2.535cm" svg:y2="1.185cm">
          <text:p/>
        </draw:line>
        <draw:frame draw:style-name="gr5" draw:text-style-name="P6" draw:layer="layout" svg:width="3.661cm" svg:height="0.901cm" svg:x="4.985cm" svg:y="0.934cm">
          <draw:text-box>
            <text:p text:style-name="P1"><text:span text:style-name="T3">as.matrix()</text:span></text:p>
          </draw:text-box>
        </draw:frame>
        <draw:line draw:style-name="gr7" draw:text-style-name="P7" draw:layer="layout" svg:x1="7.185cm" svg:y1="2.335cm" svg:x2="8.435cm" svg:y2="1.085cm">
          <text:p/>
        </draw:line>
        <draw:line draw:style-name="gr7" draw:text-style-name="P7" draw:layer="layout" svg:x1="8.835cm" svg:y1="1.235cm" svg:x2="7.585cm" svg:y2="2.485cm">
          <text:p/>
        </draw:line>
        <draw:custom-shape draw:style-name="gr9" draw:text-style-name="P8" draw:layer="layout" svg:width="6cm" svg:height="1cm" svg:x="7.735cm" svg:y="2.835cm">
          <text:p text:style-name="P1"><text:span text:style-name="T3">solve_TSP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7" draw:layer="layout" svg:x1="15.985cm" svg:y1="5.885cm" svg:x2="15.985cm" svg:y2="4.135cm">
          <text:p/>
        </draw:line>
        <draw:frame draw:style-name="gr8" draw:text-style-name="P5" draw:layer="layout" svg:width="4.328cm" svg:height="1.301cm" svg:x="15.907cm" svg:y="4.385cm">
          <draw:text-box>
            <text:p text:style-name="P4"><text:span text:style-name="T3">TOUR()</text:span></text:p>
            <text:p text:style-name="P4"><text:span text:style-name="T3">as.TOUR()</text:span></text:p>
          </draw:text-box>
        </draw:frame>
        <draw:line draw:style-name="gr7" draw:text-style-name="P7" draw:layer="layout" svg:x1="5.385cm" svg:y1="4.035cm" svg:x2="5.385cm" svg:y2="5.785cm">
          <text:p/>
        </draw:line>
        <draw:line draw:style-name="gr10" draw:text-style-name="P7" draw:layer="layout" svg:x1="5.835cm" svg:y1="5.735cm" svg:x2="5.835cm" svg:y2="3.985cm">
          <text:p/>
        </draw:line>
        <draw:frame draw:style-name="gr4" draw:text-style-name="P5" draw:layer="layout" svg:width="5.328cm" svg:height="0.901cm" svg:x="5.685cm" svg:y="4.585cm">
          <draw:text-box>
            <text:p text:style-name="P4"><text:span text:style-name="T3">read_TSPLIB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4" draw:display-name="Arrowheads 4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AT" style:font-family-asian="'Nimbus Sans L'" style:font-pitch-asian="variable" style:font-size-asian="24pt" style:language-asian="en" style:country-asian="US" style:font-family-complex="'Nimbus Sans L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8.999cm" fo:page-height="8.25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06T11:33:59</meta:creation-date>
    <dc:date>2006-11-23T16:30:19</dc:date>
    <dc:language>de-AT</dc:language>
    <meta:editing-cycles>14</meta:editing-cycles>
    <meta:editing-duration>PT1H11M26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